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padding="0.049cm" fo:border="0.06pt solid #d9d9e3"/>
      <style:text-properties loext:padding="0.049cm" loext:border="0.06pt solid #d9d9e3"/>
    </style:style>
    <style:style style:name="P2" style:family="paragraph" style:parent-style-name="Preformatted_20_Text">
      <style:paragraph-properties fo:margin-top="0cm" fo:margin-bottom="0.499cm" style:contextual-spacing="false" fo:padding="0.049cm" fo:border="0.06pt solid #d9d9e3"/>
    </style:style>
    <style:style style:name="P3" style:family="paragraph" style:parent-style-name="Standard">
      <style:text-properties officeooo:rsid="000646c5" officeooo:paragraph-rsid="000646c5"/>
    </style:style>
    <style:style style:name="P4" style:family="paragraph" style:parent-style-name="Standard">
      <style:text-properties officeooo:rsid="000646c5" officeooo:paragraph-rsid="000646c5" loext:padding="0.049cm" loext:border="0.06pt solid #d9d9e3"/>
    </style:style>
    <style:style style:name="P5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T1" style:family="text">
      <style:text-properties loext:padding="0.049cm" loext:border="0.06pt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wagger</text:p>
      <text:p text:style-name="P3"/>
      <text:p text:style-name="P3"/>
      <text:p text:style-name="P4">http://your-app-domain/api/method/frappe.integrations.sites.swagger.api what changes made here ?</text:p>
      <text:p text:style-name="P4"/>
      <text:p text:style-name="P4"/>
      <text:p text:style-name="P5">The URL you provided seems to be a placeholder for accessing the Swagger API documentation for Frappe integrations on your specific app domain. To make it functional, you need to replace "your-app-domain" with the actual domain or IP address where your Frappe app is hosted.</text:p>
      <text:p text:style-name="P5">Here's an example with a hypothetical domain:</text:p>
      <text:p text:style-name="P1">httpCopy code</text:p>
      <text:p text:style-name="P2"><text:span text:style-name="Source_20_Text"><text:span text:style-name="T1">http://example.com/api/method/frappe.integrations.sites.swagger.api</text:span></text:span></text:p>
      <text:p text:style-name="P5">Replace "example.com" with your actual app domain. Additionally, ensure that the Frappe app is configured and deployed correctly on the specified domain. If your app is hosted on a specific port, include it in the URL as well. For example, if it's hosted on port 8010:</text:p>
      <text:p text:style-name="P1">httpCopy code</text:p>
      <text:p text:style-name="P2"><text:span text:style-name="Source_20_Text"><text:span text:style-name="T1">http://example.com:8010/api/method/frappe.integrations.sites.swagger.api</text:span></text:span></text:p>
      <text:p text:style-name="P5">Adjust the URL according to your app's configuration, and you should be able to access the Swagger API documentation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9:41:11.718722458</meta:creation-date>
    <dc:date>2023-11-06T19:41:37.195694883</dc:date>
    <meta:editing-duration>PT26S</meta:editing-duration>
    <meta:editing-cycles>1</meta:editing-cycles>
    <meta:document-statistic meta:table-count="0" meta:image-count="0" meta:object-count="0" meta:page-count="1" meta:paragraph-count="10" meta:word-count="130" meta:character-count="972" meta:non-whitespace-character-count="852"/>
    <meta:generator>LibreOffice/7.3.7.2$Linux_X86_64 LibreOffice_project/30$Build-2</meta:generator>
  </office:meta>
</office:document-meta>
</file>